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fo:min-height="0.23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P1" style:family="paragraph">
      <style:text-properties fo:font-size="12pt" fo:font-weight="normal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text-properties fo:font-size="12pt" fo:font-weight="normal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0.725cm" svg:x="0cm" svg:y="-0.048cm">
          <draw:text-box>
            <text:p text:style-name="P1"><text:span text:style-name="T1">RDB</text:span></text:p>
          </draw:text-box>
        </draw:frame>
        <draw:line draw:style-name="gr2" draw:text-style-name="P3" draw:layer="layout" svg:x1="0cm" svg:y1="1.143cm" svg:x2="1.27cm" svg:y2="1.143cm">
          <text:p/>
        </draw:line>
        <draw:line draw:style-name="gr3" draw:text-style-name="P3" draw:layer="layout" svg:x1="0.137cm" svg:y1="0.957cm" svg:x2="0.461cm" svg:y2="0.662cm">
          <text:p/>
        </draw:line>
        <draw:line draw:style-name="gr3" draw:text-style-name="P3" draw:layer="layout" svg:x1="0.439cm" svg:y1="0.66cm" svg:x2="0.851cm" svg:y2="0.999cm">
          <text:p/>
        </draw:line>
        <draw:line draw:style-name="gr3" draw:text-style-name="P3" draw:layer="layout" svg:x1="0.825cm" svg:y1="1.001cm" svg:x2="1.27cm" svg:y2="0.523cm">
          <text:p/>
        </draw:line>
        <draw:line draw:style-name="gr4" draw:text-style-name="P3" draw:layer="layout" svg:x1="0.127cm" svg:y1="0cm" svg:x2="0.127cm" svg:y2="1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7cm" fo:page-height="1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9:54:38.147267094</meta:creation-date>
    <dc:date>2020-04-14T20:28:37.013226950</dc:date>
    <meta:editing-duration>PT9M11S</meta:editing-duration>
    <meta:editing-cycles>4</meta:editing-cycles>
    <meta:generator>LibreOffice/6.0.7.3$Linux_X86_64 LibreOffice_project/00m0$Build-3</meta:generator>
    <meta:document-statistic meta:object-count="6"/>
  </office:meta>
</office:document-meta>
</file>